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11in" loext:contextual-spacing="false" fo:line-height="108%" fo:text-align="start" style:justify-single-word="false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.111in" loext:contextual-spacing="false" fo:line-height="108%" fo:text-align="start" style:justify-single-word="false" fo:text-indent="0in" style:auto-text-indent="false">
        <style:tab-stops>
          <style:tab-stop style:position="1.4063in"/>
        </style:tab-stops>
      </style:paragraph-properties>
    </style:style>
    <style:style style:name="P3" style:family="paragraph" style:parent-style-name="Standard">
      <style:paragraph-properties fo:margin-left="0in" fo:margin-right="0in" fo:margin-top="0in" fo:margin-bottom="0.111in" loext:contextual-spacing="false" fo:line-height="108%" fo:text-align="start" style:justify-single-word="false" fo:text-indent="0in" style:auto-text-indent="false"/>
      <style:text-properties fo:color="#000000" style:text-position="0% 100%" style:font-name="Times New Roman" fo:font-size="12pt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margin-left="0in" fo:margin-right="0in" fo:margin-top="0in" fo:margin-bottom="0.111in" loext:contextual-spacing="false" fo:line-height="108%" fo:text-align="center" style:justify-single-word="false" fo:text-indent="0in" style:auto-text-indent="false"/>
      <style:text-properties fo:color="#000000" style:text-position="0% 100%" style:font-name="Times New Roman" fo:font-size="12pt" style:font-name-asian="Times New Roman1" style:font-size-asian="12pt" style:font-name-complex="Times New Roman1" style:font-size-complex="12pt"/>
    </style:style>
    <style:style style:name="P5" style:family="paragraph" style:parent-style-name="Standard">
      <style:paragraph-properties fo:margin-left="0in" fo:margin-right="0in" fo:margin-top="0in" fo:margin-bottom="0.111in" loext:contextual-spacing="false" fo:line-height="150%" fo:text-align="justify" style:justify-single-word="false" fo:text-indent="0in" style:auto-text-indent="false"/>
      <style:text-properties fo:color="#000000" style:text-position="0% 100%" style:font-name="Times New Roman" fo:font-size="12pt" style:font-name-asian="Times New Roman1" style:font-size-asian="12pt" style:font-name-complex="Times New Roman1" style:font-size-complex="12pt" fo:background-color="#ffffff"/>
    </style:style>
    <style:style style:name="P6" style:family="paragraph" style:parent-style-name="Standard">
      <style:paragraph-properties fo:margin-left="0in" fo:margin-right="0in" fo:margin-top="0in" fo:margin-bottom="0.111in" loext:contextual-spacing="false" fo:line-height="150%" fo:text-align="justify" style:justify-single-word="false" fo:text-indent="0in" style:auto-text-indent="false"/>
    </style:style>
    <style:style style:name="P7" style:family="paragraph" style:parent-style-name="Standard" style:master-page-name="Standard">
      <style:paragraph-properties fo:margin-left="0in" fo:margin-right="0in" fo:margin-top="0in" fo:margin-bottom="0.111in" loext:contextual-spacing="false" fo:line-height="108%" fo:text-align="start" style:justify-single-word="false" fo:text-indent="0in" style:auto-text-indent="false" style:page-number="1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text-indent="0in" style:auto-text-indent="false"/>
    </style:style>
    <style:style style:name="T1" style:family="text">
      <style:text-properties fo:color="#000000" style:text-position="0% 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2" style:family="text">
      <style:text-properties fo:color="#000000" style:text-position="0% 100%" style:font-name="Times New Roman" fo:font-size="12pt" style:font-name-asian="Times New Roman1" style:font-size-asian="12pt" style:font-name-complex="Times New Roman1" style:font-size-complex="12pt"/>
    </style:style>
    <style:style style:name="T3" style:family="text">
      <style:text-properties fo:color="#000000" style:text-position="0% 100%" style:font-name="Times New Roman" fo:font-size="12pt" style:font-name-asian="Times New Roman1" style:font-size-asian="12pt" style:font-name-complex="Times New Roman1" style:font-size-complex="12pt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<text:s/>Aluno: </text:span><text:span text:style-name="T2">Pedro Rangel Ferreira de Aguiar <text:s text:c="2"/></text:span><text:span text:style-name="T1">Turma: </text:span><text:span text:style-name="T2">Info 1</text:span></text:p>
      <text:p text:style-name="P3"/>
      <text:p text:style-name="P1"><text:span text:style-name="T2">Respostas:</text:span></text:p>
      <text:p text:style-name="P1"><text:span text:style-name="T2">Ex 1: <text:s/>Premissa 1: Esteja certo da qualidade do nosso trabalho, pois passamos os últimos três meses trabalhando sem descanso nele.</text:span></text:p>
      <text:p text:style-name="P1"><text:span text:style-name="T2">Premissa 2: Passamos os últimos três meses trabalhando sem descanso.</text:span></text:p>
      <text:p text:style-name="P1"><text:span text:style-name="T2">Conclusão: [ Portanto ] Esteja certo da qualidade do nosso trabalho.</text:span></text:p>
      <text:p text:style-name="P3"/>
      <text:p text:style-name="P1"><text:span text:style-name="T2">Ex 2: Premissa 1: O presidente é a favor de aumentar a idade da aposentadoria.</text:span></text:p>
      <text:p text:style-name="P1"><text:span text:style-name="T2">Premissa 2: Ele próprio se aposentou com 33 anos.</text:span></text:p>
      <text:p text:style-name="P1"><text:span text:style-name="T2">Conclusão: Logo, isso é um absurdo.</text:span></text:p>
      <text:p text:style-name="P3"/>
      <text:p text:style-name="P1"><text:span text:style-name="T2">Ex 3: Premissa 1: O economista John Kenneth Galbraith em pessoa defende uma apertada política econômica.</text:span></text:p>
      <text:p text:style-name="P8"><text:span text:style-name="T2">Premissa 2: Uma apertada política econômica é a melhor cura para a recessão.</text:span></text:p>
      <text:p text:style-name="P1"><text:span text:style-name="T2">Conclusão: É ridículo que reclamem da <text:s/>contenção de gastos.</text:span></text:p>
      <text:p text:style-name="P4"/>
      <text:p text:style-name="P1"><text:span text:style-name="T2">Ex 4: Premissa 1: Se não reformar a previdência será muito ruim para o Brasil.</text:span></text:p>
      <text:p text:style-name="P1"><text:span text:style-name="T2">Premissa 2: Haverá inflação se não reformar a previdência.</text:span></text:p>
      <text:p text:style-name="P6"><text:span text:style-name="T2">Conclusão: Portanto, a reforma da previdência será aprovada.</text:span></text:p>
      <text:p text:style-name="P3"/>
      <text:p text:style-name="P1"><text:span text:style-name="T2">Ex 5: Premissa 1: </text:span><text:span text:style-name="T3">Se Sócrates tivesse nascido em Estagira, seria grego</text:span><text:span text:style-name="T2">.</text:span></text:p>
      <text:p text:style-name="P1"><text:span text:style-name="T2">Premissa 2: </text:span><text:span text:style-name="T3">Sócrates era grego</text:span><text:span text:style-name="T2">.</text:span></text:p>
      <text:p text:style-name="P6"><text:span text:style-name="T2">Conclusão: Logo, </text:span><text:span text:style-name="T3">Sócrates nasceu em Estagira.</text:span></text:p>
      <text:p text:style-name="P5"/>
      <text:p text:style-name="P6"><text:span text:style-name="T3">Ex 6: Premissa 1: Já que a teoria da evolução diz que o homem veio do macaco, os macacos estariam evoluindo para homens.</text:span></text:p>
      <text:p text:style-name="P6"><text:span text:style-name="T3">Premissa 2: Não vemos os macacos evoluindo para homens.</text:span></text:p>
      <text:p text:style-name="P6"><text:soft-page-break/><text:span text:style-name="T3">Conclusão: Logo, o homem não veio do macaco.</text:span></text:p>
      <text:p text:style-name="P5"/>
      <text:p text:style-name="P6"><text:span text:style-name="T3">Ex 7: Premissa 1: O ateísmo é pernicioso quando observa o quanto ele torna as pessoas perniciosas.</text:span></text:p>
      <text:p text:style-name="P6"><text:span text:style-name="T3">Premissa 2: O ateísmo torna as pessoas perniciosas.</text:span></text:p>
      <text:p text:style-name="P6"><text:span text:style-name="T3">Conclusão: Logo, o ateísmo é pernicioso.</text:span></text:p>
      <text:p text:style-name="P5"/>
      <text:p text:style-name="P6"><text:span text:style-name="T3">Ex 8: Premissa 1: O corona vírus não mata tanto, sendo que os números estão sendo manipulados pela mídia. <text:s/></text:span></text:p>
      <text:p text:style-name="P6"><text:span text:style-name="T3">Premissa 2: Os números estão sendo manipulados pela mídia.</text:span></text:p>
      <text:p text:style-name="P6"><text:span text:style-name="T3">Conclusão: O corona vírus não mata tanto.</text:span></text:p>
      <text:p text:style-name="P5"/>
      <text:p text:style-name="P6"><text:span text:style-name="T3">Ex 9: Premissa 1: Se Deus fosse bom, onipotente e onisciente, o mal não existiria.</text:span></text:p>
      <text:p text:style-name="P6"><text:span text:style-name="T3">Premissa 2: Você não sendo cego é evidente que o mal existe.</text:span></text:p>
      <text:p text:style-name="P6"><text:span text:style-name="T3">Conclusão: Logo, está claro que é Deus que não existe.</text:span></text:p>
      <text:p text:style-name="P5"/>
      <text:p text:style-name="P6"><text:span text:style-name="T3">Ex 10: Premissa 1: Os egípcios escreviam temas relacionados a vida após a morte.</text:span></text:p>
      <text:p text:style-name="P6"><text:span text:style-name="T3">Premissa 2: Os arqueólogos encontraram diversos escritos egípcios com esse tema.</text:span></text:p>
      <text:p text:style-name="P6"><text:span text:style-name="T3">Conclusão: Logo, os arqueólogos concluem que os egípcios acreditavam na vida após a morte.</text:span></text:p>
      <text:p text:style-name="P5"/>
      <text:p text:style-name="P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n" fo:country="US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en" fo:country="US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2" meta:word-count="357" meta:character-count="2135" meta:non-whitespace-character-count="1803"/>
    <meta:generator>LibreOfficeDev/6.0.5.2$Linux_X86_64 LibreOffice_project/</meta:generator>
  </office:meta>
</office:document-meta>
</file>